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svg:font-family="Courier"/>
    <style:font-face style:name="Times New Roman" svg:font-family="Times New Roman"/>
  </office:font-face-decls>
  <office:automatic-styles>
    <style:style style:name="T10" style:family="text">
      <style:text-properties style:font-name="Courier" fo:font-size="10pt" fo:font-weight="normal"/>
    </style:style>
    <style:style style:name="T14" style:family="text">
      <style:text-properties style:font-name="Times New Roman" fo:font-size="12pt" fo:language="es" fo:country="CO" fo:font-weight="normal"/>
    </style:style>
    <style:style style:name="T11" style:family="text">
      <style:text-properties style:font-name="Times New Roman" fo:font-size="12pt" fo:font-weight="bold"/>
    </style:style>
    <style:style style:name="T12" style:family="text">
      <style:text-properties style:font-name="Times New Roman" fo:font-size="18pt" fo:font-weight="bold"/>
    </style:style>
    <style:style style:name="T13" style:family="text">
      <style:text-properties fo:color="#000000" style:font-name="Times New Roman" fo:font-size="12pt" fo:language="es" fo:country="CO" fo:font-weight="normal"/>
    </style:style>
    <style:style style:name="T1" style:family="text">
      <style:text-properties style:font-name="Times New Roman"/>
    </style:style>
    <style:style style:name="T2" style:family="text">
      <style:text-properties style:font-name="Times New Roman" fo:background-color="#ffffff"/>
    </style:style>
    <style:style style:name="T3" style:family="text">
      <style:text-properties style:font-name="Times New Roman" fo:font-weight="bold" fo:background-color="#ffffff"/>
    </style:style>
    <style:style style:name="T4" style:family="text">
      <style:text-properties style:font-name="Courier"/>
    </style:style>
    <style:style style:name="T5" style:family="text">
      <style:text-properties style:font-name="Times New Roman" fo:font-size="10pt"/>
    </style:style>
    <style:style style:name="T6" style:family="text">
      <style:text-properties style:font-name="Times New Roman" fo:font-size="10pt" fo:font-weight="bold"/>
    </style:style>
    <style:style style:name="T7" style:family="text">
      <style:text-properties style:font-name="Times New Roman" fo:font-size="10pt" fo:font-weight="normal"/>
    </style:style>
    <style:style style:name="T8" style:family="text">
      <style:text-properties style:font-name="Courier" fo:font-size="12pt" fo:font-weight="bold"/>
    </style:style>
    <style:style style:name="T9" style:family="text">
      <style:text-properties style:font-name="Times New Roman" fo:font-size="14pt" fo:font-weight="bold"/>
    </style:style>
    <style:style style:name="P35" style:family="paragraph" style:parent-style-name="Normal">
      <style:paragraph-properties fo:text-align="left" fo:text-indent="0.0000in" fo:line-height="100%" fo:margin-left="0.0000in" fo:margin-right="0.0000in" fo:margin-top="0.0000in" fo:margin-bottom="0.1389in" style:writing-mode="lr"/>
      <style:text-properties style:font-name="Times New Roman" fo:font-size="12pt" fo:language="es" fo:country="CO" fo:font-weight="normal"/>
    </style:style>
    <style:style style:name="P20" style:family="paragraph" style:parent-style-name="Normal">
      <style:paragraph-properties fo:text-align="justify" fo:text-indent="0.0000in" fo:margin-left="0.0000in" fo:margin-top="0in" fo:margin-bottom="0pt"/>
    </style:style>
    <style:style style:name="P21" style:family="paragraph" style:parent-style-name="Normal">
      <style:paragraph-properties fo:text-align="left" fo:text-indent="0.0000in" fo:margin-left="0.0000in" fo:margin-top="0in" fo:margin-bottom="0pt" style:writing-mode="lr"/>
    </style:style>
    <style:style style:name="P22" style:family="paragraph" style:parent-style-name="Normal">
      <style:paragraph-properties fo:text-indent="0.0000in" fo:margin-left="0.0000in" fo:margin-top="0in" fo:margin-bottom="0pt"/>
      <style:text-properties style:font-name="Times New Roman" fo:font-size="10pt" fo:font-weight="normal"/>
    </style:style>
    <style:style style:name="P23" style:family="paragraph" style:parent-style-name="Plain Text">
      <style:paragraph-properties fo:text-indent="0.0000in" fo:margin-left="0.0000in" fo:margin-top="0in" fo:margin-bottom="0pt"/>
      <style:text-properties style:font-name="Times New Roman" fo:font-size="10pt" fo:font-weight="normal"/>
    </style:style>
    <style:style style:name="P24" style:family="paragraph" style:parent-style-name="Normal">
      <style:paragraph-properties fo:text-align="justify" fo:text-indent="0.0000in" fo:margin-left="0.0000in" fo:margin-top="0in" fo:margin-bottom="0pt"/>
      <style:text-properties style:font-name="Times New Roman" fo:font-size="10pt" fo:font-weight="normal"/>
    </style:style>
    <style:style style:name="P25" style:family="paragraph" style:parent-style-name="Normal">
      <style:paragraph-properties fo:text-align="left" fo:text-indent="0.0000in" fo:margin-left="0.0000in" fo:margin-top="0in" fo:margin-bottom="0pt" style:writing-mode="lr"/>
      <style:text-properties style:font-name="Times New Roman" fo:font-size="10pt" fo:font-weight="normal"/>
    </style:style>
    <style:style style:name="P26" style:family="paragraph" style:parent-style-name="Heading 3">
      <style:paragraph-properties fo:text-align="justify" fo:text-indent="0.0000in" fo:margin-left="0.0000in" fo:margin-top="0in" fo:margin-bottom="0pt"/>
      <style:text-properties style:font-name="Times New Roman" fo:font-size="10pt" fo:font-weight="normal"/>
    </style:style>
    <style:style style:name="P27" style:family="paragraph" style:parent-style-name="Normal">
      <style:paragraph-properties fo:text-align="left" fo:text-indent="0.000000cm" fo:margin-left="1.270000cm" fo:margin-top="0in" fo:margin-bottom="0pt" style:writing-mode="lr"/>
      <style:text-properties style:font-name="Times New Roman" fo:font-size="10pt" fo:font-weight="normal"/>
    </style:style>
    <style:style style:name="P28" style:family="paragraph" style:parent-style-name="Normal">
      <style:paragraph-properties fo:text-align="left" fo:text-indent="0.0000in" fo:margin-left="0.50in" fo:margin-top="0in" fo:margin-bottom="0pt" style:writing-mode="lr"/>
      <style:text-properties style:font-name="Times New Roman" fo:font-size="10pt" fo:font-weight="normal"/>
    </style:style>
    <style:style style:name="P29" style:family="paragraph" style:parent-style-name="Normal">
      <style:paragraph-properties fo:text-indent="0.0000in" fo:margin-left="0.0000in" fo:margin-top="0in" fo:margin-bottom="0pt"/>
      <style:text-properties fo:color="#000000" style:font-name="Times New Roman" fo:font-size="10pt" fo:language="es" fo:country="CO" fo:font-weight="normal"/>
    </style:style>
    <style:style style:name="P3" style:family="paragraph" style:parent-style-name="Normal">
      <style:paragraph-properties style:writing-mode="lr"/>
      <style:text-properties fo:font-weight="bold"/>
    </style:style>
    <style:style style:name="P31" style:family="paragraph" style:parent-style-name="Plain Text">
      <style:paragraph-properties fo:margin-top="0in" fo:margin-bottom="0.1965in"/>
    </style:style>
    <style:style style:name="P36" style:family="paragraph" style:parent-style-name="Normal">
      <style:paragraph-properties fo:text-align="left" fo:text-indent="0.0000in" fo:line-height="100%" fo:margin-left="0.0000in" fo:margin-right="0.0000in" fo:margin-top="0.0000in" fo:margin-bottom="0pt" style:writing-mode="lr"/>
      <style:text-properties style:font-name="Times New Roman" fo:font-size="12pt" fo:language="es" fo:country="CO" fo:font-weight="normal"/>
    </style:style>
    <style:style style:name="P32" style:family="paragraph" style:parent-style-name="Plain Text">
      <style:paragraph-properties fo:text-align="left" fo:margin-top="0in" fo:margin-bottom="0.1965in" style:writing-mode="lr"/>
    </style:style>
    <style:style style:name="P33" style:family="paragraph" style:parent-style-name="Normal">
      <style:paragraph-properties fo:text-align="left" fo:line-height="100%" fo:margin-top="0in" fo:margin-bottom="0.1965in" style:writing-mode="lr"/>
    </style:style>
    <style:style style:name="P34" style:family="paragraph" style:parent-style-name="Normal">
      <style:paragraph-properties fo:text-align="left" fo:line-height="100%" fo:margin-top="0in" fo:margin-bottom="10pt" style:writing-mode="lr"/>
      <style:text-properties fo:color="#000000" style:font-name="Times New Roman" fo:font-size="12pt" fo:font-weight="normal"/>
    </style:style>
    <style:style style:name="P8" style:family="paragraph" style:parent-style-name="Preformatted Text">
      <style:paragraph-properties fo:margin-top="0in" fo:margin-bottom="0.1965in"/>
    </style:style>
    <style:style style:name="P11" style:family="paragraph" style:parent-style-name="Normal">
      <style:paragraph-properties fo:text-indent="0.000000cm" fo:margin-left="1.270000cm"/>
    </style:style>
    <style:style style:name="P1" style:family="paragraph" style:parent-style-name="Normal">
      <style:paragraph-properties style:writing-mode="lr"/>
      <style:text-properties style:font-name="Times New Roman" fo:font-size="14pt" fo:font-weight="bold"/>
    </style:style>
    <style:style style:name="P2" style:family="paragraph" style:parent-style-name="Normal">
      <style:paragraph-properties style:writing-mode="lr"/>
      <style:text-properties fo:font-size="14pt" fo:font-weight="bold"/>
    </style:style>
    <style:style style:name="P30" style:family="paragraph" style:parent-style-name="Preformatted Text">
      <style:paragraph-properties fo:text-align="justify" fo:margin-top="0in" fo:margin-bottom="0.1965in"/>
    </style:style>
    <style:style style:name="P4" style:family="paragraph" style:parent-style-name="Normal">
      <style:paragraph-properties fo:background-color="#ffffff" style:writing-mode="lr"/>
      <style:text-properties fo:font-size="16pt" fo:font-weight="bold" fo:background-color="#ffffff"/>
    </style:style>
    <style:style style:name="P5" style:family="paragraph" style:parent-style-name="Normal">
      <style:paragraph-properties style:writing-mode="lr"/>
      <style:text-properties fo:font-size="12pt" fo:font-weight="normal"/>
    </style:style>
    <style:style style:name="P6" style:family="paragraph" style:parent-style-name="Normal">
      <style:paragraph-properties fo:background-color="#ffffff" style:writing-mode="lr"/>
      <style:text-properties fo:font-size="12pt" fo:font-weight="normal" fo:background-color="#ffffff"/>
    </style:style>
    <style:style style:name="P7" style:family="paragraph" style:parent-style-name="Heading 2">
      <style:paragraph-properties fo:background-color="#ffffff" style:writing-mode="lr"/>
      <style:text-properties fo:font-size="14pt" fo:font-weight="bold" fo:background-color="#ffffff"/>
    </style:style>
    <style:style style:name="P10" style:family="paragraph" style:parent-style-name="Normal" style:list-style-name="L1">
      <style:paragraph-properties fo:text-indent="0.000000cm" fo:margin-left="0.508000cm"/>
    </style:style>
    <style:style style:name="P9" style:family="paragraph" style:parent-style-name="Normal">
      <style:paragraph-properties fo:text-align="justify"/>
    </style:style>
    <style:style style:name="P12" style:family="paragraph" style:parent-style-name="Normal" style:list-style-name="L2">
      <style:paragraph-properties fo:text-indent="0.000000cm" fo:margin-left="0.508000cm"/>
    </style:style>
    <style:style style:name="P13" style:family="paragraph" style:parent-style-name="Normal" style:list-style-name="L3">
      <style:paragraph-properties fo:text-indent="0.000000cm" fo:margin-left="0.508000cm"/>
    </style:style>
    <style:style style:name="P14" style:family="paragraph" style:parent-style-name="Normal">
      <style:paragraph-properties fo:margin-top="0in" fo:margin-bottom="0pt"/>
    </style:style>
    <style:style style:name="P15" style:family="paragraph" style:parent-style-name="Normal">
      <style:paragraph-properties fo:text-align="left" fo:margin-top="0in" fo:margin-bottom="0pt" style:writing-mode="lr"/>
    </style:style>
    <style:style style:name="P16" style:family="paragraph" style:parent-style-name="Normal">
      <style:paragraph-properties fo:margin-top="0in" fo:margin-bottom="0.1965in"/>
    </style:style>
    <style:style style:name="P17" style:family="paragraph" style:parent-style-name="Normal">
      <style:paragraph-properties fo:text-align="justify" fo:margin-top="0in" fo:margin-bottom="0.1965in"/>
    </style:style>
    <style:style style:name="P18" style:family="paragraph" style:parent-style-name="Normal">
      <style:paragraph-properties fo:text-indent="0.0000in" fo:margin-left="0.0000in" fo:margin-top="0in" fo:margin-bottom="0pt"/>
    </style:style>
    <style:style style:name="P19" style:family="paragraph" style:parent-style-name="Heading 3">
      <style:paragraph-properties fo:text-align="justify" fo:text-indent="0.0000in" fo:margin-left="0.0000in" fo:margin-top="0in" fo:margin-bottom="0pt"/>
    </style:style>
    <style:style style:name="Sect1" style:family="section"/>
    <style:page-layout style:name="PLayout2">
      <style:page-layout-properties fo:margin-top="1in" fo:margin-bottom="1in" fo:margin-left="0.5in" fo:margin-right="0.5in"/>
    </style:page-layout>
    <style:page-layout style:name="Standard">
      <style:page-layout-properties fo:margin-top="1in" fo:margin-bottom="1in" fo:margin-left="0.5in" fo:margin-right="0.5in"/>
    </style:page-layout>
    <text:list-style style:name="L1">
      <text:list-level-style-number text:level="1" style:num-format="1" text:start-value="1">
        <style:list-level-properties fo:text-indent="0.000000cm" text:space-before="0cm" text:min-label-width="0.762000cm" fo:margin-left="0.508000cm"/>
      </text:list-level-style-number>
    </text:list-style>
    <text:list-style style:name="L2">
      <text:list-level-style-number text:level="1" style:num-format="1" text:start-value="1">
        <style:list-level-properties fo:text-indent="0.000000cm" text:space-before="0cm" text:min-label-width="0.762000cm" fo:margin-left="0.508000cm"/>
      </text:list-level-style-number>
    </text:list-style>
    <text:list-style style:name="L3">
      <text:list-level-style-number text:level="1" style:num-format="1" text:start-value="1">
        <style:list-level-properties fo:text-indent="0.000000cm" text:space-before="0cm" text:min-label-width="0.762000cm" fo:margin-left="0.508000cm"/>
      </text:list-level-style-number>
    </text:list-style>
  </office:automatic-styles>
  <office:body>
    <office:text>
      <text:section text:style-name="Sect1" text:name="Section1">
        <text:p text:style-name="P1"><text:span text:style-name="T1">SENA - CENTRO DE FORMACION EN DISEÑO CONFECCION Y MODA</text:span></text:p>
        <text:p text:style-name="P2"><text:span text:style-name="T1">TECNOLOGIA EN ANALISIS Y DESARROLLO DE SISTEMAS DE INFORMACION - ADSI</text:span></text:p>
        <text:p text:style-name="P2"><text:span text:style-name="T1">COMPETENCIA DE DESARROLLO DE SOFTWARE</text:span></text:p>
        <text:p text:style-name="P3"/>
        <text:p text:style-name="P4"><text:span text:style-name="T1">Laboratorio sobre cancan Nro. 105</text:span></text:p>
        <text:p text:style-name="P4"/>
        <text:p text:style-name="P5"><text:span text:style-name="T2">Para desarrollar este laboratorio se debe <text:s/>haber realizado en laboratorio Nro. 104 </text:span><text:span text:style-name="T3">"Laboratorio sobre Authlogic"</text:span><text:span text:style-name="T2">, ya que sobre este proyecto se trabajará el plugins cancan.</text:span></text:p>
        <text:p text:style-name="P6"/>
        <text:p text:style-name="P7"><text:span text:style-name="T1">Installation</text:span></text:p>
        <text:p text:style-name="Text body"><text:span text:style-name="T1">To install CanCan, include the gem in the environment.rb in Rails 2.3. </text:span></text:p>
        <text:p text:style-name="P8"><text:span text:style-name="T1"> <text:s/>config.gem "cancan"</text:span></text:p>
        <text:p text:style-name="P8"><text:span text:style-name="T1">Alternatively</text:span></text:p>
        <text:p text:style-name="P8"><text:span text:style-name="T1">$ gem install cancan</text:span></text:p>
        <text:p text:style-name="P7"><text:span text:style-name="T1">Uso de CanCan</text:span></text:p>
        <text:p text:style-name="P9"><text:span text:style-name="T1">Para utilizar CanCan tenemos que crear una nueva clase llamada Ability, que pondremos en nuestro directorio /app/models. Esta clase tiene que incluir el módulo CanCan::Ability y definir también un método initialize que recibe un objeto de usuario como parámetro. Será en este método donde definiremos las capacidades de cada usuario.</text:span></text:p>
        <text:p text:style-name="Normal"/>
        <text:p text:style-name="Normal"><text:span text:style-name="T4">﻿</text:span></text:p>
        <text:list text:style-name="L1">
          <text:list-item>
            <text:p text:style-name="P10">class Ability  </text:p>
          </text:list-item>
        </text:list>
        <text:p text:style-name="P11">include CanCan::Ability  </text:p>
        <text:list text:style-name="L2">
          <text:list-item>
            <text:p text:style-name="P12">  </text:p>
          </text:list-item>
        </text:list>
        <text:p text:style-name="P11">  def initialize(user)  </text:p>
        <text:list text:style-name="L3">
          <text:list-item>
            <text:p text:style-name="P13">  end  </text:p>
          </text:list-item>
        </text:list>
        <text:p text:style-name="P11">end   </text:p>
        <text:p text:style-name="Normal"/>
        <text:p text:style-name="Normal"><text:span text:style-name="T5">﻿Las capacidades de cada usuario se definen con el método can, el corazón de CanCan. Este método recibe dos parámetros, primero la acción que queremos realizar y segundo la clase de modelo sobre la que se aplica esta acción. Alternativamente podemos pasar :all para aplicar una acción a cualquier modelo. Si queremos que todos los usuarios puedan leer todos los modelos podemos hacerlo de esta manera:</text:span></text:p>
        <text:p text:style-name="P14"/>
        <text:p text:style-name="P15"><text:span text:style-name="T5">class Ability <text:s/></text:span></text:p>
        <text:p text:style-name="P15"><text:span text:style-name="T5"> <text:s text:c="2"/>include CanCan::Ability <text:s text:c="3"/></text:span></text:p>
        <text:p text:style-name="P15"><text:span text:style-name="T5"> <text:s text:c="2"/>def initialize(user) <text:s text:c="3"/></text:span></text:p>
        <text:p text:style-name="P15"><text:span text:style-name="T5"> <text:s text:c="6"/>can :read, :all <text:s/></text:span></text:p>
        <text:p text:style-name="P15"><text:span text:style-name="T5"> <text:s text:c="2"/>end </text:span></text:p>
        <text:p text:style-name="P15"><text:span text:style-name="T5">end</text:span></text:p>
        <text:p text:style-name="P16"/>
        <text:p text:style-name="P17"><text:span text:style-name="T6">﻿</text:span><text:span text:style-name="T7">Tal y como está nuestra autorización nadie puede editar o borrar empresas o sucursales, pero hay enlaces a las acciones edit y destroy en la página de cada artículo. En la vista para la acción show del artículo podemos usar can? (nótese el signo de interrogación) para determinar si el usuario actual está autorizado para realizar la acción a la que lleva cada enlace. Mientras que el método can define las capacidades, can? es un método booleano que determina si el usuario actual posee las capacidades. Al igual que can, can? recibe dos parámetros, una acción y un modelo, en este caso una Empresa. Utilizaremos can? en la vista show de forma que los enlaces de edición y borrado estén ocultos a no ser que el usuario actual tenga la capacidad apropiada. Para hacerlo, envolveremos los enlaces con sentencias if de forma que sólo se muestren cuando el usuario actual puede llevar a cabo la acción correspondiente sobre la empresa.</text:span></text:p>
        <text:p text:style-name="P18"><text:span text:style-name="T7">﻿</text:span></text:p>
        <text:p text:style-name="P18"><text:span text:style-name="T7">&lt;p&gt;  </text:span></text:p>
        <text:p text:style-name="P18"><text:span text:style-name="T7">   &lt;% if can? :update, @empresa %&gt;  </text:span></text:p>
        <text:p text:style-name="P18"><text:span text:style-name="T7">     &lt;%= link_to "Edit", edit_empresa_path(@empresa) %&gt; |  </text:span></text:p>
        <text:p text:style-name="P18"><text:span text:style-name="T7">   &lt;% end %&gt;  </text:span></text:p>
        <text:p text:style-name="P18"><text:span text:style-name="T7">   &lt;% if can? :destroy, @empresa %&gt;  </text:span></text:p>
        <text:p text:style-name="P18"><text:span text:style-name="T7">     &lt;%= link_to "Destroy", @empresa, :method =&gt; :delete, :confirm =&gt; "Are you sure?" %&gt; |  </text:span></text:p>
        <text:p text:style-name="P18"><text:span text:style-name="T7">   &lt;% end %&gt;  </text:span></text:p>
        <text:p text:style-name="P18"><text:span text:style-name="T7">   &lt;%= link_to "Back to  Empresas", empresas_path %&gt;  </text:span></text:p>
        <text:p text:style-name="P18"><text:span text:style-name="T7"> &lt;/p&gt; </text:span></text:p>
        <text:p text:style-name="P18"/>
        <text:p text:style-name="P18"><text:span text:style-name="T8">﻿</text:span></text:p>
        <text:p text:style-name="P19"><text:span text:style-name="T9">Cómo proteger los Controladores</text:span></text:p>
        <text:p text:style-name="P20"/>
        <text:p text:style-name="P20"><text:span text:style-name="T7">Las acciones siguen estando disponibles a pesar de que hayamos ocultado los enlaces para editar empresas y sucursales, por lo que si visitamos directamente la acción edit de una empresa seguimos pudiendo cambiarlo. Así que además de hacer cambios en las vistas tendremos que modificar nuestros controladores para que los usuarios sólo pueden ejecutar las acciones para las que tienen autorización. Hay dos formas de hacerlo en CanCan. La primera funciona a nivel de acción y veremos un ejemplo con la acción edit de EmpresaController.</text:span></text:p>
        <text:p text:style-name="P20"/>
        <text:p text:style-name="P21"><text:span text:style-name="T7"> def edit</text:span></text:p>
        <text:p text:style-name="P21"><text:span text:style-name="T7"> <text:s text:c="5"/>@empresa = Empresa.find(params[:id])</text:span></text:p>
        <text:p text:style-name="P21"><text:span text:style-name="T7"> <text:s text:c="5"/>unauthorized! if cannot? :edit, @empresa</text:span></text:p>
        <text:p text:style-name="P21"><text:span text:style-name="T7"> end</text:span></text:p>
        <text:p text:style-name="P18"/>
        <text:p text:style-name="P18"><text:span text:style-name="T8">﻿</text:span></text:p>
        <text:p text:style-name="P22"><text:span text:style-name="T7">Para evitar que se ejecute la acción invocamos a unathorized!, que alzará una excepción. Por supuesto sólo querremos que esto ocurra cuando el usuario no esté autorizado y para verificar dicha autorización podemos utilizar el método can? igual que hicimos en la vista o, como en este caso, cannot?.</text:span></text:p>
        <text:p text:style-name="P22"><text:span text:style-name="T7">Si tratamos de acceder a la acción edit directamente ahora recibiremos un error que nos impedirá hacerlo.</text:span></text:p>
        <text:p text:style-name="P22"/>
        <text:p text:style-name="P22"><text:span text:style-name="T9">﻿CanCan::ImplementationRemoved in EmpresasController#edit </text:span></text:p>
        <text:p text:style-name="P23"><text:span text:style-name="T7">The unauthorized! method has been removed from CanCan, use authorize! instead.</text:span></text:p>
        <text:p text:style-name="P24"/>
        <text:p text:style-name="P24"><text:span text:style-name="T7">﻿Podríamos repetir todo esto en cada acción de nuestros controladores, pero hay una forma más fácil de hacerlo porque estamos usando la convención REST. Al principio del controlador pordemos llamar a load_and_authorize_resource que cargará y autorizará al recurso apropiado en un filtro. Dado que este método carga el recurso basándose en la acción podemos eliminar las líneas de código que hay en cada acción para poner dicho recurso en una variable de instancia (en este caso era @empresa) haciendo que el código de EmpresasController tenga este aspecto:</text:span></text:p>
        <text:p text:style-name="P24"/>
        <text:p text:style-name="P24"><text:span text:style-name="T7">#empresas_controller.rb</text:span></text:p>
        <text:p text:style-name="P24"/>
        <text:p text:style-name="P25"><text:span text:style-name="T7">class EmpresasController &lt; ApplicationController</text:span></text:p>
        <text:p text:style-name="P25"><text:span text:style-name="T7"> <text:s/>load_and_authorize_resource</text:span></text:p>
        <text:p text:style-name="P25"/>
        <text:p text:style-name="P25"><text:span text:style-name="T7"> <text:s/>before_filter :find_empresa, :except =&gt; [:index, :create, :new]</text:span></text:p>
        <text:p text:style-name="P25"/>
        <text:p text:style-name="P25"><text:span text:style-name="T7"> <text:s/>def index</text:span></text:p>
        <text:p text:style-name="P25"><text:span text:style-name="T7"> <text:s text:c="5"/>@empresas = Empresa.all</text:span></text:p>
        <text:p text:style-name="P25"><text:span text:style-name="T7"> <text:s/>end</text:span></text:p>
        <text:p text:style-name="P25"/>
        <text:p text:style-name="P25"><text:span text:style-name="T7"> <text:s/>def show</text:span></text:p>
        <text:p text:style-name="P25"><text:span text:style-name="T7"> <text:s/>end</text:span></text:p>
        <text:p text:style-name="P25"/>
        <text:p text:style-name="P25"><text:span text:style-name="T7"> <text:s/>def new</text:span></text:p>
        <text:p text:style-name="P25"><text:span text:style-name="T7"> <text:s text:c="5"/>@empresa = Empresa.new</text:span></text:p>
        <text:p text:style-name="P25"><text:span text:style-name="T7"> <text:s/>end</text:span></text:p>
        <text:p text:style-name="P25"/>
        <text:p text:style-name="P25"><text:span text:style-name="T7"> <text:s/>def edit</text:span></text:p>
        <text:p text:style-name="P25"><text:span text:style-name="T7"> <text:s/>end</text:span></text:p>
        <text:p text:style-name="P25"/>
        <text:p text:style-name="P25"><text:span text:style-name="T7"> <text:s/>def create</text:span></text:p>
        <text:p text:style-name="P25"><text:span text:style-name="T7"> <text:s text:c="5"/>@empresa = Empresa.new(params[:empresa])</text:span></text:p>
        <text:p text:style-name="P25"><text:span text:style-name="T7"> <text:s text:c="5"/>respond_to do |format|</text:span></text:p>
        <text:p text:style-name="P25"><text:span text:style-name="T7"> <text:s text:c="7"/>if @empresa.save</text:span></text:p>
        <text:p text:style-name="P25"><text:span text:style-name="T7"> <text:s text:c="10"/>redirect_to(@empresa, :notice =&gt; 'Empresa was successfully created.') </text:span></text:p>
        <text:p text:style-name="P25"><text:span text:style-name="T7"> <text:s text:c="7"/>else</text:span></text:p>
        <text:p text:style-name="P25"><text:span text:style-name="T7"> <text:s text:c="10"/>render :action =&gt; "new" </text:span></text:p>
        <text:p text:style-name="P25"><text:span text:style-name="T7"> <text:s text:c="7"/>end</text:span></text:p>
        <text:p text:style-name="P25"><text:span text:style-name="T7"> <text:s text:c="5"/>end</text:span></text:p>
        <text:p text:style-name="P25"><text:span text:style-name="T7"> <text:s/>end</text:span></text:p>
        <text:p text:style-name="P25"/>
        <text:p text:style-name="P25"><text:span text:style-name="T7"> <text:s/>def update</text:span></text:p>
        <text:p text:style-name="P25"><text:span text:style-name="T7"> <text:s text:c="5"/>if @empresa.update_attributes(params[:empresa])</text:span></text:p>
        <text:p text:style-name="P25"><text:span text:style-name="T7"> <text:s text:c="8"/>redirect_to(@empresa, :notice =&gt; 'Empresa was successfully updated.')</text:span></text:p>
        <text:p text:style-name="P25"><text:span text:style-name="T7"> <text:s text:c="5"/>else</text:span></text:p>
        <text:p text:style-name="P25"><text:span text:style-name="T7"> <text:s text:c="8"/>render :action =&gt; "edit"</text:span></text:p>
        <text:p text:style-name="P25"><text:span text:style-name="T7"> <text:s text:c="5"/>end</text:span></text:p>
        <text:p text:style-name="P25"><text:span text:style-name="T7"> <text:s/>end</text:span></text:p>
        <text:p text:style-name="P25"/>
        <text:p text:style-name="P25"><text:span text:style-name="T7"> <text:s/>def destroy</text:span></text:p>
        <text:p text:style-name="P25"><text:span text:style-name="T7"> <text:s text:c="5"/>@empresa.destroy</text:span></text:p>
        <text:p text:style-name="P25"><text:span text:style-name="T7"> <text:s text:c="5"/>redirect_to(empresas_url, :notice =&gt; 'Empresa was successfully borrada.')</text:span></text:p>
        <text:p text:style-name="P25"><text:span text:style-name="T7"> <text:s/>end</text:span></text:p>
        <text:p text:style-name="P25"/>
        <text:p text:style-name="P25"><text:span text:style-name="T7"> <text:s/>protected</text:span></text:p>
        <text:p text:style-name="P25"><text:span text:style-name="T7"> <text:s/>def find_empresa</text:span></text:p>
        <text:p text:style-name="P25"><text:span text:style-name="T7"> <text:s text:c="5"/>@empresa = Empresa.find(params[:id])</text:span></text:p>
        <text:p text:style-name="P25"><text:span text:style-name="T7"> <text:s/>end</text:span></text:p>
        <text:p text:style-name="P25"><text:span text:style-name="T7"> <text:s/></text:span></text:p>
        <text:p text:style-name="P25"><text:span text:style-name="T7">end</text:span></text:p>
        <text:p text:style-name="P25"/>
        <text:p text:style-name="P24"><text:span text:style-name="T7">﻿</text:span></text:p>
        <text:p text:style-name="P24"><text:span text:style-name="T7">Con esto los usuarios no podrán crear, editar o borrar ningún artículo.</text:span></text:p>
        <text:p text:style-name="P24"><text:span text:style-name="T7">Queremos hacer un cambio parecido en SucursalesController para restringir el acceso a sus acciones, y una vez más utilizaremos load_and_authorize_resources para cargar el recurso Sucursal y comprobar su autorización. Si Sucursal fuese en nuestras rutas un recurso anidado de Empresa podríamos utilizar :nested en load_and_authorize_resources para cargar los comentarios a través del recurso Empresa.</text:span></text:p>
        <text:p text:style-name="P24"/>
        <text:p text:style-name="P25"><text:span text:style-name="T7">load_and_authorize_resource :nested =&gt; :empresa</text:span></text:p>
        <text:p text:style-name="P24"/>
        <text:p text:style-name="P24"><text:span text:style-name="T7">﻿</text:span></text:p>
        <text:p text:style-name="P24"><text:span text:style-name="T7">En nuestro caso no tendremos que hacerlo porque no estamos anidando los recursos.</text:span></text:p>
        <text:p text:style-name="P26"><text:span text:style-name="T7">Añadiendo Capacidades</text:span></text:p>
        <text:p text:style-name="P24"><text:span text:style-name="T7">Ahora que nuestra aplicación es segura podemos empezar a definir las capacidades que tendrá cada rol. Esto se hace en la clase Ability que añadimos anteriormente, definiéndolas en el método initialize para que sean reflejadas en el resto de la aplicación.</text:span></text:p>
        <text:p text:style-name="P24"/>
        <text:p text:style-name="P25"><text:span text:style-name="T7">class Ability</text:span></text:p>
        <text:p text:style-name="P25"/>
        <text:p text:style-name="P25"><text:span text:style-name="T7"> <text:s text:c="2"/>include CanCan::Ability</text:span></text:p>
        <text:p text:style-name="P25"/>
        <text:p text:style-name="P25"><text:span text:style-name="T7"> <text:s text:c="2"/>def initialize(user)</text:span></text:p>
        <text:p text:style-name="P25"><text:span text:style-name="T7"> <text:s text:c="6"/>can :read, :all</text:span></text:p>
        <text:p text:style-name="P25"><text:span text:style-name="T7"> <text:s text:c="2"/>end</text:span></text:p>
        <text:p text:style-name="P25"/>
        <text:p text:style-name="P25"><text:span text:style-name="T7">end</text:span></text:p>
        <text:p text:style-name="P24"/>
        <text:p text:style-name="P24"/>
        <text:p text:style-name="P25"><text:span text:style-name="T10">initialize recibe el usuario actual, de forma que podamos modificar las capacidades dependiendo de qué usuario está activo. Vamos a empezar con los usuarios que tienen el rol de administrador que son los que podrán hacer cualquier cosa. Este usuario puede ser un objeto de cualquier tipo lo que significa que la autenticación está completamente desacoplada de la autorización. Por ejemplo, lo que define a un usuario como administrador depende por completo del sistema de autenticación. Podríamos tener un campo booleano llamado admin? en nuestro modelo User.</text:span></text:p>
        <text:p text:style-name="P25"/>
        <text:p text:style-name="P25"><text:span text:style-name="T10">En nuestra aplicación un usuario puede tener varios roles y tenemos un método role? que nos dice si un usuario pertenece a un rol. Utilizaremos este método para establecer las capacidades</text:span></text:p>
        <text:p text:style-name="P25"/>
        <text:p text:style-name="P25"><text:span text:style-name="T10">class Ability</text:span></text:p>
        <text:p text:style-name="P25"/>
        <text:p text:style-name="P25"><text:span text:style-name="T10"> <text:s text:c="2"/>include CanCan::Ability</text:span></text:p>
        <text:p text:style-name="P25"/>
        <text:p text:style-name="P25"><text:span text:style-name="T10"> <text:s text:c="2"/>def initialize(user)</text:span></text:p>
        <text:p text:style-name="P25"><text:span text:style-name="T10"> <text:s text:c="6"/>if user.role? :admin</text:span></text:p>
        <text:p text:style-name="P25"><text:span text:style-name="T10"> <text:s text:c="9"/>can :manage, :all</text:span></text:p>
        <text:p text:style-name="P25"><text:span text:style-name="T10"> <text:s text:c="6"/>else</text:span></text:p>
        <text:p text:style-name="P25"><text:span text:style-name="T10"> <text:s text:c="9"/>can :read, :all</text:span></text:p>
        <text:p text:style-name="P25"><text:span text:style-name="T10"> <text:s text:c="6"/>end</text:span></text:p>
        <text:p text:style-name="P25"><text:span text:style-name="T10"> <text:s text:c="2"/>end</text:span></text:p>
        <text:p text:style-name="P25"/>
        <text:p text:style-name="P25"><text:span text:style-name="T10">end</text:span></text:p>
        <text:p text:style-name="P25"/>
        <text:p text:style-name="P25"><text:span text:style-name="T10">﻿</text:span></text:p>
        <text:p text:style-name="P25"><text:span text:style-name="T10">Nuestro código ahora comprueba si el usuario actual es administrador y si lo es le permite administrar todos los modelos. Si se pasa :manage como acción quiere decir que se pueden efectuar todas las acciones sobre un modelo.</text:span></text:p>
        <text:p text:style-name="P25"><text:span text:style-name="T10">Aún tenemos que definir el método role? en el modelo User. Hemos establecido los roels de la misma manera que hicimos en el Episodio 189 [</text:span><text:a xlink:href="http://railscasts.com/episodes/189-embedded-association">ver</text:a>, <text:a xlink:href="http://asciicasts.com/episodes/189-embedded-association">leer</text:a>] pero no importa cómo definamos nuestros roles siempre que podamos determinar a qué rol pertenece un usuario.</text:p>
        <text:p text:style-name="P25"/>
        <text:p text:style-name="P25">﻿</text:p>
        <text:p text:style-name="P27">class User &lt; ActiveRecord::Base  </text:p>
        <text:p text:style-name="P27">   acts_as_authentic  </text:p>
        <text:p text:style-name="P27">   has_many :articles  </text:p>
        <text:p text:style-name="P27">   has_many :comments  </text:p>
        <text:p text:style-name="P27">  </text:p>
        <text:p text:style-name="P27">   named_scope :with_role, lambda { |role| {:conditions =&gt; "roles_mask &amp; #{2**ROLES.index(role.to_s)} &gt; 0 "} }  </text:p>
        <text:p text:style-name="P27">  </text:p>
        <text:p text:style-name="P27">   ROLES = %w[admin moderator author editor]  </text:p>
        <text:p text:style-name="P27">  </text:p>
        <text:p text:style-name="P27">   def roles=(roles)  </text:p>
        <text:p text:style-name="P27">     self.roles_mask = (roles &amp; ROLES).map { |r| 2**ROLES.index(r) }.sum  </text:p>
        <text:p text:style-name="P27">   end  </text:p>
        <text:p text:style-name="P27">  </text:p>
        <text:p text:style-name="P27">   def roles  </text:p>
        <text:p text:style-name="P27">     ROLES.reject { |r| ((roles_mask || 0) &amp; 2**ROLES.index(r)).zero? }  </text:p>
        <text:p text:style-name="P27">   end  </text:p>
        <text:p text:style-name="P27">  </text:p>
        <text:p text:style-name="P27">   def role?  </text:p>
        <text:p text:style-name="P27">     roles.include? role.to_s  </text:p>
        <text:p text:style-name="P27">   end  </text:p>
        <text:p text:style-name="P27">  </text:p>
        <text:p text:style-name="P28"> end     </text:p>
        <text:p text:style-name="P25"/>
        <text:p text:style-name="P25">﻿</text:p>
        <text:p text:style-name="P25">El método <text:span text:style-name="T4">role? que hemos añadido comprueba que los roles del usuario incluyan el rol pasado</text:span></text:p>
        <text:p text:style-name="P25"><text:span text:style-name="T4">Volvamos a la clase Ability, donde aún nos queda por hacer un cambio más. En initialize comprobamos si el usuario pertenece al rol pero los usuarios invitados (que aún no se han registrado) user será nil. Podríamos comprobar la presencia de nil antes de chequear los roles del usuario pero en lugar de esto crearemos un usuario invitado si el usuario pasado es nulo. De esta forma podremos invocar a métodos como role? para usuarios que aún no se hayan dado de alta.</text:span></text:p>
        <text:p text:style-name="P25"/>
        <text:p text:style-name="P25"/>
        <text:p text:style-name="P25"><text:span text:style-name="T4">class Ability</text:span></text:p>
        <text:p text:style-name="P25"/>
        <text:p text:style-name="P25"><text:span text:style-name="T4"> <text:s text:c="2"/>include CanCan::Ability</text:span></text:p>
        <text:p text:style-name="P25"/>
        <text:p text:style-name="P25"><text:span text:style-name="T4"> <text:s text:c="2"/>def initialize(user)</text:span></text:p>
        <text:p text:style-name="P25"><text:span text:style-name="T4"> <text:s text:c="5"/>user ||= User.new # Guest user</text:span></text:p>
        <text:p text:style-name="P25"><text:span text:style-name="T4"> <text:s text:c="5"/>if user.role? :admin</text:span></text:p>
        <text:p text:style-name="P25"><text:span text:style-name="T4"> <text:s text:c="7"/>can :manage, :all</text:span></text:p>
        <text:p text:style-name="P25"><text:span text:style-name="T4"> <text:s text:c="5"/>else</text:span></text:p>
        <text:p text:style-name="P25"><text:span text:style-name="T4"> <text:s text:c="7"/>can :read, :all</text:span></text:p>
        <text:p text:style-name="P25"><text:span text:style-name="T4"> <text:s text:c="5"/>end</text:span></text:p>
        <text:p text:style-name="P25"><text:span text:style-name="T4"> <text:s text:c="2"/>end</text:span></text:p>
        <text:p text:style-name="P25"/>
        <text:p text:style-name="P25"><text:span text:style-name="T4">end</text:span></text:p>
        <text:p text:style-name="P25"/>
        <text:p text:style-name="P25"/>
        <text:p text:style-name="P25"/>
        <text:p text:style-name="P25"/>
        <text:p text:style-name="P25"/>
        <text:p text:style-name="P25"><text:span text:style-name="T4">﻿Si volvemos otra vez a la aplicación aún seguiremos sin poder editar o destruir comentarios pero si iniciamos sesión como un usuario que tenga el rol de administración, se mostrarán los enlaces.</text:span></text:p>
        <text:p text:style-name="P25"/>
        <text:p text:style-name="P25"/>
        <text:p text:style-name="P24"/>
        <text:p text:style-name="P29"/>
        <text:p text:style-name="P18"/>
        <text:p text:style-name="P18"/>
        <text:p text:style-name="P18"/>
        <text:p text:style-name="P18"/>
        <text:p text:style-name="P18"/>
        <text:p text:style-name="P18"><text:span text:style-name="T11">Ponerle seguridad a la vista view de empresas</text:span></text:p>
        <text:p text:style-name="P30"><text:span text:style-name="T5">﻿Tal y como está nuestra autorización nadie puede editar o borrar empresas o sucursales, pero hay enlaces a las acciones edit y destroy en la página de cada artículo. En la vista para la acción show de empresas podemos usar can? (nótese el signo de interrogación) para determinar si el usuario actual está autorizado para realizar la acción a la que lleva cada enlace. Mientras que el método can define las capacidades, can? es un método booleano que determina si el usuario actual posee el privilegio. Al igual que can, can? recibe dos parámetros, una acción y un modelo, en este caso una Empresa. Utilizaremos can? en la vista show de forma que los enlaces de edición y borrado estén ocultos a no ser que el usuario actual tenga el privilegio apropiado. Para hacerlo, envolveremos los enlaces con sentencias if de forma que sólo se muestren cuando el usuario actual puede llevar a cabo la acción correspondiente sobre la empresa.</text:span></text:p>
        <text:p text:style-name="P16"><text:span text:style-name="T12">﻿Many roles per user</text:span></text:p>
        <text:p text:style-name="P16"><text:span text:style-name="T1">﻿It is possible to assign multiple roles to a user and store it into a single integer column using a </text:span><text:a xlink:href="http://en.wikipedia.org/wiki/Mask_(computing)"><text:span text:style-name="T1">bitmask</text:span></text:a><text:span text:style-name="T1">. First add a roles_mask integer column to your users table.</text:span></text:p>
        <text:p text:style-name="P31"><text:span text:style-name="T1">script/generate migration add_roles_mask_to_users roles_mask:integer<text:line-break/>rake db:migrate</text:span></text:p>
        <text:p text:style-name="P16"><text:span text:style-name="T1">Next you’ll need to add the following code to the User model for getting and setting the list of roles a user belongs to. This will perform the necessary bitwise operations to translate an array of roles into the integer field.</text:span></text:p>
        <text:p text:style-name="P32"><text:span text:style-name="T1"># in models/user.rb<text:line-break/>class User &lt; ActiveRecord::Base<text:line-break/> <text:s text:c="5"/>acts_as_authentic<text:line-break/>  <text:s text:c="4"/>has_many :empresas<text:line-break/> <text:s text:c="5"/>has_many :sucursales<text:line-break/> <text:s text:c="5"/>named_scope :with_role, lambda { |role| {:conditions =&gt; "roles_mask &amp; #{2**ROLES.index(role.to_s)} &gt; 0"} }<text:line-break/> <text:s text:c="5"/>ROLES = %w[admin autor invitado]</text:span></text:p>
        <text:p text:style-name="P32"><text:span text:style-name="T1"> <text:s text:c="5"/>def roles=(roles)<text:line-break/> <text:s/> <text:s text:c="9"/>self.roles_mask = (roles &amp; ROLES).map { |r| 2**ROLES.index(r) }.sum<text:line-break/> <text:s text:c="5"/>end</text:span></text:p>
        <text:p text:style-name="P32"><text:span text:style-name="T1"> <text:s text:c="5"/>def roles<text:line-break/> <text:s/> <text:s text:c="9"/>ROLES.reject { |r| ((roles_mask || 0) &amp; 2**ROLES.index(r)).zero? }<text:line-break/> <text:s text:c="5"/>end</text:span></text:p>
        <text:p text:style-name="P32"><text:span text:style-name="T1"> <text:s text:c="5"/>def role?(role)<text:line-break/> <text:s/> <text:s text:c="9"/>roles.include? role.to_s<text:line-break/> <text:s text:c="5"/>end</text:span></text:p>
        <text:p text:style-name="P32"><text:span text:style-name="T1">end</text:span></text:p>
        <text:p text:style-name="P31"><text:span text:style-name="T1"><text:line-break/>You can use checkboxes in the view for setting these roles.</text:span></text:p>
        <text:p text:style-name="P31"><text:span text:style-name="T1">&lt;% for role in User::ROLES %&gt;<text:line-break/> <text:s/>&lt;%= check_box_tag "user[roles][]", role, @user.roles.include?(role) %&gt;<text:line-break/> <text:s/>&lt;%=h role.humanize %&gt;&lt;br /&gt;<text:line-break/>&lt;% end %&gt;<text:line-break/>&lt;%= hidden_field_tag "user[roles][]", "" %&gt;<text:line-break/></text:span></text:p>
        <text:p text:style-name="P16"><text:span text:style-name="T1">Finally, you can then add a convenient way to check the user’s roles in the Ability class.</text:span></text:p>
        <text:p text:style-name="P31"><text:span text:style-name="T1"># in models/user.rb<text:line-break/>def is?(role)<text:line-break/> <text:s/>  <text:s/> roles.include?(role.to_s)<text:line-break/>end<text:line-break/><text:line-break/># in models/ability.rb<text:line-break/>can :manage, :all if user.is? :admin<text:line-break/></text:span></text:p>
        <text:p text:style-name="P33"><text:span text:style-name="T9">Incluir module Authentication</text:span></text:p>
        <text:p text:style-name="P33"><text:span text:style-name="T1">Se debe incluir este modulo en la carpeta de nuestro proyecto llamada libs, <text:s/>el archivo se llama authentication.rb. <text:line-break/>Este modulo es el que se invoca en application_controller con la siguiente instruccion:  include Authentication.</text:span></text:p>
        <text:p text:style-name="P33"/>
        <text:p text:style-name="P33"><text:span text:style-name="T1"># </text:span><text:span text:style-name="T13">Authentication.rb</text:span></text:p>
        <text:p text:style-name="P34"><text:span text:style-name="T13">module Authentication</text:span></text:p>
        <text:p text:style-name="P35"><text:span text:style-name="T14"> <text:s text:c="3"/>def self.included(controller)<text:line-break/> <text:s text:c="4"/> <text:s text:c="3"/>controller.send :helper_method, :current_user, :logged_in?, :redirect_to_target_or_default<text:line-break/> <text:s text:c="4"/> <text:s text:c="3"/>controller.filter_parameter_logging :password<text:line-break/> <text:s/> <text:s/>end</text:span></text:p>
        <text:p text:style-name="P35"><text:span text:style-name="T14"> <text:s/></text:span></text:p>
        <text:p text:style-name="P36"><text:span text:style-name="T14"> <text:s/>def current_user_session</text:span></text:p>
        <text:p text:style-name="P36"><text:span text:style-name="T14"> <text:s text:c="5"/>return @current_user_session if defined?(@current_user_session)</text:span></text:p>
        <text:p text:style-name="P36"><text:span text:style-name="T14"> <text:s text:c="5"/>@current_user_session = UserSession.find</text:span></text:p>
        <text:p text:style-name="P36"><text:span text:style-name="T14"> <text:s/>end</text:span></text:p>
        <text:p text:style-name="P35"/>
        <text:p text:style-name="P36"><text:span text:style-name="T14"> <text:s/>def current_user<text:line-break/> <text:s text:c="6"/>return @current_user if defined?(@current_user)</text:span></text:p>
        <text:p text:style-name="P36"><text:span text:style-name="T14"> <text:s text:c="5"/>@current_user = current_user_session &amp;&amp; current_user_session.record</text:span></text:p>
        <text:p text:style-name="P36"><text:span text:style-name="T14"> <text:s/>end</text:span></text:p>
        <text:p text:style-name="P36"><text:span text:style-name="T14"> <text:s/></text:span></text:p>
        <text:p text:style-name="P36"><text:span text:style-name="T14"> <text:s/>def logged_in?</text:span></text:p>
        <text:p text:style-name="P36"><text:span text:style-name="T14"> <text:s text:c="5"/>current_user</text:span></text:p>
        <text:p text:style-name="P36"><text:span text:style-name="T14"> <text:s/>end</text:span></text:p>
        <text:p text:style-name="P36"><text:span text:style-name="T14"> <text:s/></text:span></text:p>
        <text:p text:style-name="P36"><text:span text:style-name="T14"> <text:s/>def login_required</text:span></text:p>
        <text:p text:style-name="P36"><text:span text:style-name="T14"> <text:s text:c="3"/>unless logged_in?</text:span></text:p>
        <text:p text:style-name="P36"><text:span text:style-name="T14"> <text:s text:c="5"/>flash[:error] = "You must first log in or sign up before accessing this page."</text:span></text:p>
        <text:p text:style-name="P36"><text:span text:style-name="T14"> <text:s text:c="5"/>store_target_location</text:span></text:p>
        <text:p text:style-name="P36"><text:span text:style-name="T14"> <text:s text:c="5"/>redirect_to login_url</text:span></text:p>
        <text:p text:style-name="P36"><text:span text:style-name="T14"> <text:s text:c="3"/>end</text:span></text:p>
        <text:p text:style-name="P36"><text:span text:style-name="T14"> <text:s/>end</text:span></text:p>
        <text:p text:style-name="P36"><text:span text:style-name="T14"> <text:s/></text:span></text:p>
        <text:p text:style-name="P36"><text:span text:style-name="T14"> <text:s/>def redirect_to_target_or_default(default)</text:span></text:p>
        <text:p text:style-name="P36"><text:span text:style-name="T14"> <text:s text:c="5"/>redirect_to(session[:return_to] || default)</text:span></text:p>
        <text:p text:style-name="P36"><text:span text:style-name="T14"> <text:s text:c="5"/>session[:return_to] = nil</text:span></text:p>
        <text:p text:style-name="P36"><text:span text:style-name="T14"> <text:s/>end</text:span></text:p>
        <text:p text:style-name="P36"><text:span text:style-name="T14"> <text:s/></text:span></text:p>
        <text:p text:style-name="P36"><text:span text:style-name="T14"> <text:s/>private</text:span></text:p>
        <text:p text:style-name="P36"><text:span text:style-name="T14"> <text:s/>def store_target_location</text:span></text:p>
        <text:p text:style-name="P36"><text:span text:style-name="T14"> <text:s text:c="5"/>session[:return_to] = request.request_uri</text:span></text:p>
        <text:p text:style-name="P36"><text:span text:style-name="T14"> <text:s/>end</text:span></text:p>
        <text:p text:style-name="P36"/>
        <text:p text:style-name="P36"><text:span text:style-name="T14">end</text:span></text:p>
        <text:p text:style-name="P36"/>
        <text:p text:style-name="P3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Liberation Sans" svg:font-family="Liberation Sans"/>
    <style:font-face style:name="Times New Roman" svg:font-family="Times New Roman"/>
  </office:font-face-decls>
  <office:styles>
    <style:style style:name="Teletype_text" style:family="text" style:next-style-name="Teletype_text">
      <style:text-properties style:font-name="Courier New"/>
    </style:style>
    <style:style style:name="Reference" style:family="text" style:next-style-name="Reference">
      <style:text-properties fo:font-size="10pt"/>
    </style:style>
    <style:style style:name="Text body" style:family="paragraph" style:parent-style-name="Normal" style:next-style-name="Text body">
      <style:paragraph-properties fo:margin-top="0in" fo:margin-bottom="0.0835in"/>
    </style:style>
    <style:style style:name="Heading" style:family="paragraph" style:parent-style-name="Normal" style:next-style-name="Text body">
      <style:paragraph-properties fo:margin-top="0.1665in" fo:margin-bottom="0.0835in" fo:keep-with-next="always"/>
      <style:text-properties style:font-name="Arial" fo:font-size="14pt"/>
    </style:style>
    <style:style style:name="Preformatted Text" style:family="paragraph" style:parent-style-name="Normal" style:next-style-name="Preformatted Text">
      <style:paragraph-properties fo:margin-top="0in" fo:margin-bottom="0in"/>
      <style:text-properties style:font-name="Courier New" fo:font-size="10pt"/>
    </style:style>
    <style:style style:name="Heading 2" style:family="paragraph" style:parent-style-name="Heading" style:next-style-name="Text body">
      <style:text-properties style:font-name="Times New Roman" fo:font-size="18pt" fo:font-weight="bold"/>
    </style:style>
    <style:style style:name="Heading 3" style:family="paragraph" style:parent-style-name="Normal" style:next-style-name="Normal">
      <style:paragraph-properties fo:margin-top="22pt" fo:margin-bottom="3pt" fo:keep-with-next="auto"/>
      <style:text-properties style:font-name="Liberation Sans" fo:font-size="12pt" fo:font-weight="bold"/>
    </style:style>
    <style:style style:name="Normal" style:family="paragraph" style:next-style-name="Normal">
      <style:paragraph-properties style:writing-mode="lr"/>
      <style:text-properties style:font-name="Times New Roman" fo:font-size="12pt"/>
    </style:style>
    <style:style style:name="Plain Text" style:family="paragraph" style:parent-style-name="Normal" style:next-style-name="Plain Text">
      <style:text-properties style:font-name="Courier New"/>
    </style:style>
    <style:style style:name="Caption" style:family="paragraph" style:parent-style-name="Normal" style:next-style-name="Caption">
      <style:paragraph-properties fo:margin-top="0.0835in" fo:margin-bottom="0.0835in"/>
      <style:text-properties fo:font-size="12pt" fo:font-style="italic"/>
    </style:style>
  </office:styles>
  <office:automatic-styles>
    <style:page-layout style:name="Standard">
      <style:page-layout-properties fo:page-width="304.994028mm" fo:page-height="381.000000mm" style:print-orientation="portrait" fo:margin-top="1in" fo:margin-bottom="1in" fo:margin-left="0.5in" fo:margin-right="0.5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meta:generator>
    <meta:initial-creator>sena sena</meta:initial-creator>
    <dc:creator>sena sena</dc:creator>
    <meta:creation-date>2010-08-12T13:37:23</meta:creation-date>
    <dc:date>2010-08-12T15:48:35</dc:date>
  </office:meta>
</office:document-meta>
</file>